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3000000CF29240B51C19A06A4.png" manifest:media-type="image/png"/>
  <manifest:file-entry manifest:full-path="Pictures/1000299800001AC500001565ECB478A25C064EE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vertical-align="middle" draw:auto-grow-height="false" fo:min-height="8.596cm" fo:min-width="8.34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6.14cm" fo:min-width="5.89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4.955cm" fo:min-width="4.446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02cm" fo:min-width="0.192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01cm" fo:min-width="0.192cm"/>
      <style:paragraph-properties style:writing-mode="lr-tb"/>
    </style:style>
    <style:style style:name="gr7" style:family="graphic" style:parent-style-name="standard">
      <style:graphic-properties draw:stroke="none" draw:fill="solid" draw:fill-color="#ffbf00" draw:textarea-horizontal-align="justify" draw:textarea-vertical-align="middle" draw:auto-grow-height="false" fo:min-height="1.962cm" fo:min-width="1.743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2.981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solid" draw:fill-color="#ffb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45cm" svg:height="8.846cm" svg:x="10.484cm" svg:y="1.045cm">
          <text:p text:style-name="P1"/>
          <text:p text:style-name="P1"/>
          <text:p text:style-name="P1">Robot</text:p>
          <draw:enhanced-geometry draw:glue-point-type="segments" draw:type="mso-spt100" draw:modifiers="-20.8337549584512 20.900707817919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2" draw:layer="layout" svg:width="8.427cm" svg:height="6.737cm" svg:x="0.191cm" svg:y="2.251cm">
          <draw:image xlink:href="Pictures/1000299800001AC500001565ECB478A25C064EE2.svg" xlink:type="simple" xlink:show="embed" xlink:actuate="onLoad" draw:mime-type="image/svg+xml">
            <text:p/>
          </draw:image>
          <draw:image xlink:href="Pictures/1000000100000103000000CF29240B51C19A06A4.png" xlink:type="simple" xlink:show="embed" xlink:actuate="onLoad" draw:mime-type="image/png"/>
        </draw:frame>
        <draw:custom-shape draw:style-name="gr3" draw:text-style-name="P3" draw:layer="layout" svg:width="9.036cm" svg:height="9.036cm" svg:x="10.415cm" svg:y="0.964cm">
          <text:p/>
          <draw:enhanced-geometry svg:viewBox="0 0 21600 21600" draw:glue-points="10800 0 3163 3163 0 10800 3163 18437 10800 21600 18437 18437 21600 10800 18437 3163" draw:text-areas="3163 3163 18437 18437" draw:type="ring" draw:modifiers="414.5365455287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6.994cm" svg:height="7.361cm" svg:x="11.381cm" svg:y="1.724cm">
          <text:p text:style-name="P1">Robo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92cm" svg:height="1.852cm" draw:transform="skewX (0.00104719755119659) rotate (0.314508331209378) translate (18.865cm 3.95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92cm" svg:height="1.851cm" draw:transform="skewX (-0.0010471975511966) rotate (-0.314508331209378) translate (19.336cm 5.188cm)">
          <text:p text:style-name="P1">&lt;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1cm" svg:height="3.128cm" svg:x="18.37cm" svg:y="3.757cm">
          <text:p text:style-name="P1">B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65cm" svg:height="3.231cm" svg:x="18.985cm" svg:y="3.8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996cm" fo:page-height="1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21:22:59.813571674</meta:creation-date>
    <dc:date>2022-10-19T21:55:02.022424733</dc:date>
    <meta:editing-duration>PT11M20S</meta:editing-duration>
    <meta:editing-cycles>5</meta:editing-cycles>
    <meta:generator>LibreOffice/7.3.6.2$Linux_X86_64 LibreOffice_project/30$Build-2</meta:generator>
    <meta:document-statistic meta:object-count="8"/>
  </office:meta>
</office:document-meta>
</file>